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33c" officeooo:paragraph-rsid="0003c3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RGE SORT</text:p>
      <text:p text:style-name="P1">LISTA COLLEGATA ORDINATA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2T11:40:05.047953102</meta:creation-date>
    <dc:date>2020-09-22T11:41:01.043489785</dc:date>
    <meta:editing-duration>PT59S</meta:editing-duration>
    <meta:editing-cycles>1</meta:editing-cycles>
    <meta:document-statistic meta:table-count="0" meta:image-count="0" meta:object-count="0" meta:page-count="1" meta:paragraph-count="2" meta:word-count="5" meta:character-count="34" meta:non-whitespace-character-count="31"/>
    <meta:generator>LibreOffice/6.3.5.2$Linux_X86_64 LibreOffice_project/30$Build-2</meta:generator>
  </office:meta>
</office:document-meta>
</file>